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dbb" officeooo:paragraph-rsid="00109d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n_application_config (<text:span text:style-name="T1">application_config_id,</text:span><text:span text:style-name="T2"> created_by, creation_date, last_updated_by, last_update_date, config_key_code, config_key_name, config_value, description, environment, module, active_flag, char_1, char_2, char_3, char_4, char_5, number_1, number_2, number_3, number_4, number_5, text_1, text_2, text_3, text_4, text_5)</text:span></text:p>
      <text:p text:style-name="P1"><text:span text:style-name="T2"/></text:p>
      <text:p text:style-name="P1"><text:span text:style-name="T2">cmn_logs (</text:span><text:span text:style-name="T1">log_id</text:span><text:span text:style-name="T2">, created_by, creation_date, last_updated_by, last_update_date, log_level, session_id, session_user, log_environment, log_module, log_sub_module, log_message_1, log_message_2, log_message_3, log_message_4, log_message_5, stack, app_version)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9:41:43.997887222</meta:creation-date>
    <dc:date>2025-04-29T23:54:10.236679629</dc:date>
    <meta:editing-duration>P1DT4H1M21S</meta:editing-duration>
    <meta:editing-cycles>1</meta:editing-cycles>
    <meta:document-statistic meta:table-count="0" meta:image-count="0" meta:object-count="0" meta:page-count="1" meta:paragraph-count="2" meta:word-count="47" meta:character-count="589" meta:non-whitespace-character-count="544"/>
    <meta:generator>LibreOffice/24.8.6.2$Linux_X86_64 LibreOffice_project/d50be90c1d90f0f90a5235ffcbbafbbfa38a83c2</meta:generator>
  </office:meta>
</office:document-meta>
</file>